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re cores, sentidos e sons...</text:p>
      <text:p text:style-name="Standard"/>
      <text:p text:style-name="Standard">… eis que surge a primavera! </text:p>
      <text:p text:style-name="Standard">Disseram-nos que é assim que é. Acreditemos, portanto. Falar da primavera não é fácil. Vencer aquela tentação de ser bucólico e lírico, já antevendo a breguice procurando uma brecha pra se manifestar, é um risco.</text:p>
      <text:p text:style-name="Standard">Risco, rabisco, cores, sentidos e sons seriam o caminho desta vez. Um especial só com imagens eram os planos. Começamos bem, propagando a primeira videochamada feita pela Teia. Jeito bom de recomeçar, afinal essa é a segunda primavera do Mutsaz. Jeito gentil e doce de contar o tempo <text:s/>rumo à experiência: quantas primaveras ainda faremos?</text:p>
      <text:p text:style-name="Standard">Sabe-se lá. Só sei que a vida vai e vem. Pra quem tem alguma dúvida disso, olha lá a imagem que efe postou. Praqueles que voaram direto e reto pra nostalgia, divaguem ainda mais. Desfrutem calmamente a passagem do tempo, sutil como ela só, colorida e iluminada, que a Maira captou com delicadeza.</text:p>
      <text:p text:style-name="Standard">Agora, se tudo isto está abstrato e suave demais pro seu gosto, tem problema, não, oxe! Um metaencontro acabou virando megaencontro no Recife nesta temporada: a imagem do Orlando é só a porta de entrada pro assunto. Vasculha lá. Imagine a energia de muita gente junta. Imagine e depois sinta. Sinta e senta, que lá vem <text:span text:style-name="T1">hestória</text:span>. Dessa vez não é minha, não. Mas também é do tipo que nos leva de volta <text:s/>ao começo. A vários começos, por sinal. Da presença dos sons na vida do mondegrass à unidade mínima dessa pequena nação. Imaginação. Imagem em ação, conduzida por f?r!. </text:p>
      <text:p text:style-name="Standard">Por quem? Sei não, vai lá fazer seu exercício de identidade metarecicleira e descubra você mesmo. Com sua própria mão, cabeça e coração. Veja com seus próprios olhos. Ou melhor, imagine <text:s/>com todos os sentidos. Porque, a essa altura, já deve ter percebido que nossos planos mudaram. As palavras também pediram espaço. Mas tudo bem, palavras e imagens convivem há tempos. Tá tudo certo porque aqui sempre cabe mais um. Duvida? Apareça agora e numa próxima, exija ser bem recebido. Disseram-nos que é assim que é. Acreditemos, portanto. <text:s/></text:p>
      <text:p text:style-name="Standard">Nessa temporada somos poucos, mas só nas aparências. Porque o que não se vê também está aí. Entre e procure. </text:p>
      <text:p text:style-name="Standard">Entre e confira. </text:p>
      <text:p text:style-name="Standard">Entre, a porta está aberta. </text:p>
      <text:p text:style-name="Standard">Entre nas entrelinhas, <text:s/>por entre cores, sentidos e sons. </text:p>
      <text:p text:style-name="Standard">Entre, na primavera a beleza espera por nossa presença contemplativa. Entre e aproveite!</text:p>
      <text:p text:style-name="Standard">Estamos aqui, de braços abertos, prontos pro abraço. Certamente contagiados por um agradável sorriso porque, afinal, é tempo de aniversário, festa, recomeço e alegria!</text:p>
      <text:p text:style-name="Standard"/>
      <text:p text:style-name="P1">Seja bem-vindo!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0T01:49:21</meta:creation-date>
    <dc:date>2010-12-10T03:15:39</dc:date>
    <meta:editing-duration>PT00H24M27S</meta:editing-duration>
    <meta:editing-cycles>3</meta:editing-cycles>
    <meta:generator>NeoOffice/3.1.2$Unix OpenOffice.org_project/Patch 0</meta:generator>
    <meta:document-statistic meta:table-count="0" meta:image-count="0" meta:object-count="0" meta:page-count="1" meta:paragraph-count="14" meta:word-count="419" meta:character-count="2494"/>
  </office:meta>
</office:document-meta>
</file>